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8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2"/>
      <text:p text:style-name="P2"/>
      <text:p text:style-name="P2"/>
      <text:p text:style-name="P2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1"><text:span text:style-name="T9">do text if not len(self.getApplicants()) &gt; 1</text:span></text:p><text:p text:style-name="P11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7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cusé de réception d'une demande de permis d'urbanisme</text:p>
      <text:p text:style-name="P6">Article 116 §1er du CWATUPE</text:p>
      <text:p text:style-name="P2"/>
      <text:p text:style-name="P9"><text:span text:style-name="T7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Standard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4"><text:span text:style-name="T5">Objet :</text:span> <text:text-input text:description="Objet des travaux">self.getLicenceSubject()</text:text-input></text:p>
      <text:p text:style-name="P4"><text:span text:style-name="T5">Situation :</text:span> <text:text-input text:description="Situation des travaux">self.getWorkLocationSignaletic()</text:text-input></text:p>
      <text:p text:style-name="P2"><text:span text:style-name="T5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<text:span text:style-name="T3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3">&lt;%Titre%&gt;</text:span>,</text:p>
      <text:p text:style-name="P10"/>
      <text:p text:style-name="Standard"/>
      <text:p text:style-name="Standard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Standard"/>
      <text:p text:style-name="Standard">Nous avons bien reçu votre lettre du <text:text-input text:description="Date de réception de la lettre">tool.formatDate(urbanEventObj.getReceiptDate())</text:text-input> par laquelle vous sollicitiez la prorogation du permis de bâtir <text:text-input text:description="Référence du dossier">self.getReference()</text:text-input> vous délivré en date du <text:s/><text:text-input text:description="Date de la décision du collège">tool.formatDate(urbanEventObj.getDecisionDate())</text:text-input> et notifié le [XXX]</text:p>
      <text:p text:style-name="Standard"/>
      <text:p text:style-name="Standard">Nous sommes au regret de vous signaler qu'il ne nous est malheureusement pas possible d'y réserver une suite favorable.</text:p>
      <text:p text:style-name="Standard"/>
      <text:p text:style-name="Standard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<text:span text:style-name="T5">cette demande est introduite trente jours avant l'expiration du délai de péremption". <text:s/>Or, votre courrier est daté du </text:span><text:span text:style-name="T5"><text:text-input text:description="Date de réception de la lettre">tool.formatDate(urbanEventObj.getReceiptDate())</text:text-input></text:span><text:span text:style-name="T5">. <text:s/>Il ne remplit donc pas cette condition.</text:span></text:p>
      <text:p text:style-name="Standard"/>
      <text:p text:style-name="Standard">Une nouvelle demande de permis d'urbanisme devra donc être introduite pour permettre la mise en œuvre des travaux.</text:p>
      <text:p text:style-name="Standard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2"><text:soft-page-break/></text:p>
      <text:p text:style-name="P2"/>
      <text:p text:style-name="P1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3:56</dc:date>
    <dc:language>fr-FR</dc:language>
    <meta:editing-cycles>128</meta:editing-cycles>
    <meta:editing-duration>P2DT6H49M48S</meta:editing-duration>
    <dc:creator>Simon Delcourt</dc:creator>
    <meta:document-statistic meta:table-count="0" meta:image-count="0" meta:object-count="0" meta:page-count="2" meta:paragraph-count="25" meta:word-count="248" meta:character-count="2003" meta:non-whitespace-character-count="1789"/>
    <meta:user-defined meta:name="Info 1"/>
    <meta:user-defined meta:name="Info 2"/>
    <meta:user-defined meta:name="Info 3"/>
    <meta:user-defined meta:name="Info 4"/>
  </office:meta>
</office:document-meta>
</file>